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draw:transform="rotate (1.57428698529889) translate (9.574cm 4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draw:transform="rotate (1.57428698529889) translate (10.209cm 4.49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draw:transform="rotate (1.57428698529889) translate (9.572cm 3.86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draw:transform="rotate (1.57428698529889) translate (10.844cm 4.4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draw:transform="rotate (1.57428698529889) translate (11.479cm 4.4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draw:transform="rotate (1.57428698529889) translate (11.477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03cm" svg:height="0.203cm" svg:x="11.377cm" svg:y="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25cm" svg:height="0.962cm" svg:x="10.67cm" svg:y="2.778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1-27T11:07:56.566821802</meta:creation-date>
    <dc:date>2024-11-27T20:04:12.617168217</dc:date>
    <meta:editing-duration>PT10M27S</meta:editing-duration>
    <meta:editing-cycles>2</meta:editing-cycles>
    <meta:generator>LibreOffice/7.1.3.2$MacOSX_X86_64 LibreOffice_project/47f78053abe362b9384784d31a6e56f8511eb1c1</meta:generator>
    <meta:document-statistic meta:object-count="8"/>
  </office:meta>
</office:document-meta>
</file>